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8:32:30.390927948</meta:creation-date>
    <dc:date>2016-05-16T18:33:03.188077876</dc:date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2.8.2$Linux_x86 LibreOffice_project/420m0$Build-2</meta:generator>
  </office:meta>
</office:document-meta>
</file>